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3fc" officeooo:paragraph-rsid="000503fc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0503fc" officeooo:paragraph-rsid="000503fc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es formulaires</text:p>
      <text:p text:style-name="P1"/>
      <text:p text:style-name="P3">#PHP - Les formulaires Vous devez agrémenter votre code avec de l'HTML 5 valide (DOCTYPE, ....) ##Exercice 1 Créer un formulaire demandant <text:span text:style-name="Strong_20_Emphasis">le nom</text:span> et <text:span text:style-name="Strong_20_Emphasis">le prénom</text:span>. Ce formulaire doit rediriger vers la page <text:span text:style-name="Strong_20_Emphasis">user.php</text:span> avec la méthode <text:span text:style-name="Strong_20_Emphasis">GET</text:span>.</text:p>
      <text:p text:style-name="Text_20_body">##Exercice 2 Créer un formulaire demandant <text:span text:style-name="Strong_20_Emphasis">le nom</text:span> et <text:span text:style-name="Strong_20_Emphasis">le prénom</text:span>. Ce formulaire doit rediriger vers la page <text:span text:style-name="Strong_20_Emphasis">user.php</text:span> avec la méthode <text:span text:style-name="Strong_20_Emphasis">POST</text:span>.</text:p>
      <text:p text:style-name="Text_20_body">##Exercice 3 Avec le formulaire de l'exercice 1, afficher dans la page user.php les données du formulaire transmis.</text:p>
      <text:p text:style-name="Text_20_body">##Exercice 4 Avec le formulaire de l'exercice 2, afficher dans la page user.php les données du formulaire transmises.</text:p>
      <text:p text:style-name="Text_20_body">##Exercice 5 Créer un formulaire sur la page <text:span text:style-name="Strong_20_Emphasis">index.php</text:span> avec :</text:p>
      <text:list xml:id="list313544389431194452" text:style-name="L1">
        <text:list-item>
          <text:p text:style-name="P4">Une liste déroulante pour la civilité (Mr ou Mme) </text:p>
        </text:list-item>
        <text:list-item>
          <text:p text:style-name="P4">Un champ texte pour le nom </text:p>
        </text:list-item>
        <text:list-item>
          <text:p text:style-name="P2">Un champ texte pour le prénom </text:p>
        </text:list-item>
      </text:list>
      <text:p text:style-name="Text_20_body">Ce formulaire doit rediriger vers la page <text:span text:style-name="Strong_20_Emphasis">index.php</text:span>.<text:line-break/>Vous avez le choix de la méthode.</text:p>
      <text:p text:style-name="Text_20_body">##Exercice 6 Avec le formulaire de l'exercice 5, Si des données sont passées en <text:span text:style-name="Strong_20_Emphasis">POST</text:span> ou en <text:span text:style-name="Strong_20_Emphasis">GET</text:span>, le formulaire ne doit pas être affiché. Par contre les données transmises doivent l'être. Dans le cas contraire, c'est l'inverse.<text:line-break/>Utiliser qu'une seule page.</text:p>
      <text:p text:style-name="Text_20_body">##Exercice 7 Au formulaire de l'exercice 5, ajouter un champ d'envoi de fichier. Afficher en plus de ce qui est demandé à l'exercice 6, le nom et l'extension du fichier.</text:p>
      <text:p text:style-name="Text_20_body">##Exercice 8 Sur le formulaire de l'exercice 6, en plus de ce qui est demandé sur les exercices précédent, vérifier que le fichier transmis est bien un fichier <text:span text:style-name="Strong_20_Emphasis">pdf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07:58.509561628</meta:creation-date>
    <dc:date>2017-03-22T10:08:33.967533521</dc:date>
    <meta:editing-duration>PT36S</meta:editing-duration>
    <meta:editing-cycles>1</meta:editing-cycles>
    <meta:document-statistic meta:table-count="0" meta:image-count="0" meta:object-count="0" meta:page-count="1" meta:paragraph-count="13" meta:word-count="251" meta:character-count="1457" meta:non-whitespace-character-count="1219"/>
    <meta:generator>LibreOffice/5.1.6.2$Linux_X86_64 LibreOffice_project/10m0$Build-2</meta:generator>
  </office:meta>
</office:document-meta>
</file>